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3eae" officeooo:paragraph-rsid="001b3ea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b3eae" officeooo:paragraph-rsid="001b3ea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c8112" officeooo:paragraph-rsid="001c811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d9367" officeooo:paragraph-rsid="001d936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d9367" officeooo:paragraph-rsid="001d9367" style:font-size-asian="21pt" style:font-weight-asian="bold" style:font-size-complex="2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b3eae" officeooo:paragraph-rsid="001b3ea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c8112" officeooo:paragraph-rsid="001b3eae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d9367" officeooo:paragraph-rsid="001c8112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d9367" officeooo:paragraph-rsid="001d936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b3eae" officeooo:paragraph-rsid="001b3eae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b3eae" officeooo:paragraph-rsid="0022c90a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b3eae" officeooo:paragraph-rsid="0023c22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b3eae" officeooo:paragraph-rsid="002469a2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b3eae" officeooo:paragraph-rsid="0025f3ef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d9367" officeooo:paragraph-rsid="001d9367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d9367" officeooo:paragraph-rsid="0025f3ef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2c90a" officeooo:paragraph-rsid="0022c90a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c8112" officeooo:paragraph-rsid="001c8112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paragraph-rsid="001b3eae"/>
    </style:style>
    <style:style style:name="P20" style:family="paragraph" style:parent-style-name="Standard">
      <style:paragraph-properties fo:text-align="justify" style:justify-single-word="false"/>
      <style:text-properties officeooo:paragraph-rsid="001d9367"/>
    </style:style>
    <style:style style:name="P21" style:family="paragraph" style:parent-style-name="Standard">
      <style:paragraph-properties fo:text-align="justify" style:justify-single-word="false"/>
      <style:text-properties officeooo:paragraph-rsid="001c8112"/>
    </style:style>
    <style:style style:name="P22" style:family="paragraph" style:parent-style-name="Standard">
      <style:paragraph-properties fo:text-align="justify" style:justify-single-word="false"/>
      <style:text-properties officeooo:rsid="00248064" officeooo:paragraph-rsid="0024806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9367" style:font-weight-asian="normal" style:font-weight-complex="normal"/>
    </style:style>
    <style:style style:name="T3" style:family="text">
      <style:text-properties fo:font-weight="normal" officeooo:rsid="0022c90a" style:font-weight-asian="normal" style:font-weight-complex="normal"/>
    </style:style>
    <style:style style:name="T4" style:family="text">
      <style:text-properties fo:font-weight="normal" officeooo:rsid="0023c22a" style:font-weight-asian="normal" style:font-weight-complex="normal"/>
    </style:style>
    <style:style style:name="T5" style:family="text">
      <style:text-properties fo:font-weight="normal" officeooo:rsid="002469a2" style:font-weight-asian="normal" style:font-weight-complex="normal"/>
    </style:style>
    <style:style style:name="T6" style:family="text">
      <style:text-properties fo:font-weight="normal" officeooo:rsid="00248064" style:font-weight-asian="normal" style:font-weight-complex="normal"/>
    </style:style>
    <style:style style:name="T7" style:family="text">
      <style:text-properties fo:font-weight="normal" officeooo:rsid="0025f3ef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b3eae" style:font-weight-asian="bold" style:font-weight-complex="bold"/>
    </style:style>
    <style:style style:name="T10" style:family="text">
      <style:text-properties fo:font-weight="bold" officeooo:rsid="001d9367" style:font-weight-asian="bold" style:font-weight-complex="bold"/>
    </style:style>
    <style:style style:name="T11" style:family="text">
      <style:text-properties fo:font-weight="bold" officeooo:rsid="002469a2" style:font-weight-asian="bold" style:font-weight-complex="bold"/>
    </style:style>
    <style:style style:name="T12" style:family="text">
      <style:text-properties fo:font-weight="bold" officeooo:rsid="00248064" style:font-weight-asian="bold" style:font-weight-complex="bold"/>
    </style:style>
    <style:style style:name="T13" style:family="text">
      <style:text-properties fo:font-weight="bold" officeooo:rsid="0025f3ef" style:font-weight-asian="bold" style:font-weight-complex="bold"/>
    </style:style>
    <style:style style:name="T14" style:family="text">
      <style:text-properties officeooo:rsid="0022c90a"/>
    </style:style>
    <style:style style:name="T15" style:family="text">
      <style:text-properties officeooo:rsid="0023c22a"/>
    </style:style>
    <style:style style:name="T16" style:family="text">
      <style:text-properties officeooo:rsid="0025f3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Dokumentasi Program Chatting</text:p>
      <text:p text:style-name="P5">Naufal Fakhri M.</text:p>
      <text:p text:style-name="P5">511310002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okumentasi Program Catting</text:p>
      <text:p text:style-name="P2"/>
      <text:p text:style-name="P2">1. Login</text:p>
      <text:p text:style-name="P2"><text:tab/><text:span text:style-name="T3">Perintah : (client yang melakukan koneksi ke server secara otomatis masuk ke proses login)</text:span></text:p>
      <text:p text:style-name="P2"><text:span text:style-name="T3"><text:tab/></text:span><text:span text:style-name="T4">Keterangan</text:span><text:span text:style-name="T3"> <text:s text:c="4"/>:<text:tab/><text:tab/></text:span></text:p>
      <text:p text:style-name="P2"><text:span text:style-name="T3"><text:tab/><text:tab/></text:span><text:span text:style-name="T14">[ server ] : “Username :”</text:span></text:p>
      <text:p text:style-name="P2"><text:span text:style-name="T3"><text:tab/></text:span><text:span text:style-name="T4">Username yang dimasukkan bisa berupa huruf, karakter, angka dan bisa terdapat spasi. <text:tab/>Apabila username yang dimasukkan belum terdaftar di server maka :</text:span></text:p>
      <text:p text:style-name="P2"><text:span text:style-name="T3"><text:tab/><text:tab/></text:span><text:span text:style-name="T14">[ server ] : “Password:”</text:span></text:p>
      <text:p text:style-name="P2"><text:span text:style-name="T3"><text:tab/></text:span><text:span text:style-name="T4">Sedangkan apabila username yang dimasukkan telah terdaftar di server maka :</text:span></text:p>
      <text:p text:style-name="P11"><text:span text:style-name="T3"><text:tab/><text:tab/></text:span><text:span text:style-name="T14">[ server ] : “Username Naufal Fakhri telah digunakan, silakan masukkan <text:tab/><text:tab/><text:tab/><text:tab/>password anda atau tekan !q untuk mengganti username. Password:”</text:span></text:p>
      <text:p text:style-name="P11"><text:span text:style-name="T3"><text:tab/></text:span><text:span text:style-name="T4">Apabila username yang dimasukkan telah terdaftar di server, maka password yang <text:tab/>dimasukkan harus sesuai dengan password yang dimasukkan ketika pertama kali <text:tab/>membuatnya. Apabila username dan passwod yang dimasukkan tidak sesuai, maka :</text:span></text:p>
      <text:p text:style-name="P11"><text:span text:style-name="T3"><text:tab/><text:tab/></text:span><text:span text:style-name="T14">[ server ] : “Password yang anda masukkan salah. Password:”</text:span></text:p>
      <text:p text:style-name="P11"><text:span text:style-name="T3"><text:tab/></text:span><text:span text:style-name="T4">Apabila proses login berhasil maka :<text:tab/><text:tab/></text:span></text:p>
      <text:p text:style-name="P12"><text:span text:style-name="T3"><text:tab/><text:tab/></text:span><text:span text:style-name="T14">[ sukses – server ] : “Selamat datang :)”</text:span></text:p>
      <text:p text:style-name="P2"><text:span text:style-name="T3"/></text:p>
      <text:p text:style-name="P6"/>
      <text:p text:style-name="P2">2. List</text:p>
      <text:p text:style-name="P2"><text:span text:style-name="T1"><text:tab/></text:span><text:span text:style-name="T3">Perintah : </text:span><text:span text:style-name="T15">list@</text:span></text:p>
      <text:p text:style-name="P2"><text:span text:style-name="T4"><text:tab/>Keterangan :</text:span></text:p>
      <text:p text:style-name="P2"><text:span text:style-name="T4"><text:tab/><text:tab/>Perintah yang dimasukkan tidak boleh diawali oleh karakter lain yang selain perintah <text:tab/></text:span><text:span text:style-name="T15">list@</text:span><text:span text:style-name="T4">. Akan tetapi apabila perintah </text:span><text:span text:style-name="T15">list@</text:span><text:span text:style-name="T4"> diikuti karakter lain, maka akan tetap dapat <text:tab/>berjalan. Apabila sukses :</text:span></text:p>
      <text:p text:style-name="P2"><text:span text:style-name="T4"><text:tab/><text:tab/></text:span><text:span text:style-name="T15">[ server ] : (daftar pengguna yang sedang online).</text:span></text:p>
      <text:p text:style-name="P2"><text:span text:style-name="T4"><text:tab/>Apabila gagal :</text:span></text:p>
      <text:p text:style-name="P13"><text:span text:style-name="T4"><text:tab/><text:tab/></text:span><text:span text:style-name="T15">[ server ] : “fitur yang anda masukkan belum terdaftar, ketik help@ untuk <text:tab/><text:tab/><text:tab/>melihat daftar fitur yang ada”</text:span></text:p>
      <text:p text:style-name="P2"/>
      <text:p text:style-name="P2">3. Sendto</text:p>
      <text:p text:style-name="P19"><text:span text:style-name="T9"><text:tab/></text:span><text:span text:style-name="T5">Perintah : </text:span><text:span text:style-name="T11">sendto@(username tujuan)</text:span></text:p>
      <text:p text:style-name="P19"><text:span text:style-name="T5"><text:tab/>Keterangan :</text:span></text:p>
      <text:p text:style-name="P19"><text:span text:style-name="T5"><text:tab/><text:tab/>Perintah yang dimasukkan tidak boleh diawali oleh karakter lain selain </text:span><text:span text:style-name="T11">sendto@</text:span><text:span text:style-name="T5">. <text:tab/></text:span><text:span text:style-name="T6">Penerima yang tidak terdapat spasi pada username nya dapat langsung ditulis, contoh : <text:tab/></text:span><text:span text:style-name="T12">sendto@Naufal pesan_yang_dikirim</text:span><text:span text:style-name="T6">. Penerima yang username nya terdapat spasi harus <text:tab/>diawali dan diakhiri petik dua(“), contoh : </text:span><text:span text:style-name="T12">sendto@”Naufal Fakhri”pesan_yang_dikirim</text:span><text:span text:style-name="T6">. <text:tab/>Apabila menggunakan petik dua untuk mengapit username penerima, maka pesan dapat <text:tab/>langsung diketik tanpa spasi setelah tanda petik terakhir. Apabila diketik <text:tab/></text:span><text:span text:style-name="T12">sendto@Naufalpesan_yang_dikirim</text:span><text:span text:style-name="T6">, maka server tidak akan mengirim pesan dan tidak <text:tab/>akan memberikan respon. Apabila sukses maka :</text:span></text:p>
      <text:p text:style-name="P19"><text:span text:style-name="T6"><text:tab/><text:tab/></text:span><text:span text:style-name="T12">[ server ] : [ #you – </text:span><text:span text:style-name="T13">(username_penerima_pesan)</text:span><text:span text:style-name="T12"> ] : pesan_yang_dikirim</text:span></text:p>
      <text:p text:style-name="P22"><text:span text:style-name="T1"><text:tab/><text:tab/>Sedangkan apabila gagal :</text:span></text:p>
      <text:p text:style-name="P22"><text:span text:style-name="T1"><text:tab/><text:tab/></text:span><text:span text:style-name="T8">[ server ] : penerima sedang offline</text:span></text:p>
      <text:p text:style-name="P7"><text:tab/><text:tab/><text:span text:style-name="T16">Apabila perintah yang dimasukkan salah :</text:span></text:p>
      <text:p text:style-name="P14"><text:span text:style-name="T4"><text:tab/><text:tab/></text:span><text:span text:style-name="T15">[ server ] : “fitur yang anda masukkan belum terdaftar, ketik help@ untuk <text:tab/><text:tab/><text:tab/>melihat daftar fitur yang ada”</text:span></text:p>
      <text:p text:style-name="P3"><text:soft-page-break/>4. Sendall</text:p>
      <text:p text:style-name="P3"><text:tab/><text:span text:style-name="T7">Perintah : </text:span><text:span text:style-name="T16">sendall@</text:span></text:p>
      <text:p text:style-name="P3"><text:span text:style-name="T7"><text:tab/>Keterangan :</text:span></text:p>
      <text:p text:style-name="P21"><text:span text:style-name="T7"><text:tab/><text:tab/>Perintah yang dimasukkan tidak boleh diawali selain </text:span><text:span text:style-name="T13">sendall@</text:span><text:span text:style-name="T7">. Pesan yang dikirim harus diberi spasi setelah </text:span><text:span text:style-name="T13">sendall@</text:span><text:span text:style-name="T7">, contoh : </text:span><text:span text:style-name="T13">sendall@ pesan_yang_dikirim</text:span><text:span text:style-name="T7">. Apabila ditulis </text:span><text:span text:style-name="T13">sendala@pesan_yang_dikirim</text:span><text:span text:style-name="T7">, maka server tidak akan memberikan respon dan tidak akan mengirimkan pesan kesemua pengguna yang sedang online apabila </text:span><text:span text:style-name="T13">pesan_yang_dirim</text:span><text:span text:style-name="T7"> hanya terdiri dari satu kata, akan tetapi apabila pesan yang dirim lebih dari satu kata maka pesan akan terpotong dimulai dari kata kedua. Apabila berhasil :</text:span></text:p>
      <text:p text:style-name="P3"><text:span text:style-name="T7"><text:tab/><text:tab/></text:span><text:span text:style-name="T16">[ server ] : [ you – all ] pesan_yang_dikirim<text:tab/> </text:span></text:p>
      <text:p text:style-name="P14"><text:span text:style-name="T4"><text:tab/><text:tab/></text:span><text:span text:style-name="T7">Apabila perintah yang dimasukkan salah :</text:span></text:p>
      <text:p text:style-name="P14"><text:span text:style-name="T4"><text:tab/><text:tab/></text:span><text:span text:style-name="T15">[ server ] : “fitur yang anda masukkan belum terdaftar, ketik help@ untuk <text:tab/><text:tab/><text:tab/>melihat daftar fitur yang ada”</text:span></text:p>
      <text:p text:style-name="P8"/>
      <text:p text:style-name="P4">5. Help</text:p>
      <text:p text:style-name="P16"><text:span text:style-name="T1"><text:tab/></text:span><text:span text:style-name="T3">Perintah : </text:span><text:span text:style-name="T16">help@</text:span></text:p>
      <text:p text:style-name="P14"><text:span text:style-name="T4"><text:tab/>Keterangan :</text:span></text:p>
      <text:p text:style-name="P14"><text:span text:style-name="T4"><text:tab/><text:tab/>Perintah yang dimasukkan tidak boleh diawali oleh karakter lain yang selain perintah <text:tab/></text:span><text:span text:style-name="T16">help@</text:span><text:span text:style-name="T4">. Akan tetapi apabila perintah </text:span><text:span text:style-name="T16">help@</text:span><text:span text:style-name="T4"> diikuti karakter lain, maka akan tetap dapat <text:tab/>berjalan. Apabila sukses :</text:span></text:p>
      <text:p text:style-name="P14"><text:span text:style-name="T4"><text:tab/><text:tab/></text:span><text:span text:style-name="T15">[ server ] : (daftar perintah yang dapat digunakan).</text:span></text:p>
      <text:p text:style-name="P14"><text:span text:style-name="T4"><text:tab/>Apabila gagal :</text:span></text:p>
      <text:p text:style-name="P14"><text:span text:style-name="T4"><text:tab/><text:tab/></text:span><text:span text:style-name="T15">[ server ] : “fitur yang anda masukkan belum terdaftar, ketik help@ untuk <text:tab/><text:tab/><text:tab/>melihat daftar fitur yang ada”</text:span></text:p>
      <text:p text:style-name="P9"/>
      <text:p text:style-name="P9"/>
      <text:p text:style-name="P9"/>
      <text:p text:style-name="P20"><text:span text:style-name="T2">Source code : </text:span><text:span text:style-name="T10">http://github.com/nfahri/progjarb2015_5113100024/</text:span></text:p>
      <text:p text:style-name="P4"/>
      <text:p text:style-name="P17">NB :</text:p>
      <text:p text:style-name="P17"><text:tab/>[ server ] : data yang dikirim 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4:24:06.668795652</meta:creation-date>
    <dc:date>2015-10-22T07:11:20.764897272</dc:date>
    <meta:editing-duration>PT2H39M49S</meta:editing-duration>
    <meta:editing-cycles>2</meta:editing-cycles>
    <meta:generator>LibreOffice/4.4.3.2$Linux_X86_64 LibreOffice_project/40m0$Build-2</meta:generator>
    <meta:document-statistic meta:table-count="0" meta:image-count="0" meta:object-count="0" meta:page-count="3" meta:paragraph-count="49" meta:word-count="533" meta:character-count="3646" meta:non-whitespace-character-count="3060"/>
  </office:meta>
</office:document-meta>
</file>